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normal" style:font-weight-asian="normal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neapple Game IDE 1.0</text:p>
      <text:p text:style-name="P2">Requirements Plan</text:p>
      <text:p text:style-name="P4">Last Updated: July 3, 2009</text:p>
      <text:p text:style-name="P2"/>
      <text:h text:style-name="Heading_20_1" text:outline-level="1">Functional Requirements</text:h>
      <text:p text:style-name="Text_20_body"><text:tab/>For Pineapple Game IDE 1.0, we have the following functional requirements:</text:p>
      <text:p text:style-name="Text_20_body"/>
      <text:list xml:id="list1974317199" text:style-name="L1">
        <text:list-item>
          <text:p text:style-name="P5">Support for “projects”</text:p>
        </text:list-item>
        <text:list-item>
          <text:p text:style-name="P5">Capacity of opening projects, having one open at a time for 1.0.</text:p>
        </text:list-item>
        <text:list-item>
          <text:p text:style-name="P5">Auto-saving projects</text:p>
        </text:list-item>
        <text:list-item>
          <text:p text:style-name="P5">Support any kind of file format(even if only some can be read and edited)</text:p>
        </text:list-item>
        <text:list-item>
          <text:p text:style-name="P5">Have a Text editor</text:p>
        </text:list-item>
        <text:list-item>
          <text:p text:style-name="P5">Have an Image previewer</text:p>
        </text:list-item>
        <text:list-item>
          <text:p text:style-name="P5">Support “Sprites”</text:p>
        </text:list-item>
        <text:list-item>
          <text:p text:style-name="P5">Support “Actors”</text:p>
        </text:list-item>
        <text:list-item>
          <text:p text:style-name="P5">Support “Scenes”</text:p>
        </text:list-item>
        <text:list-item>
          <text:p text:style-name="P5">Have a “PineDL” programming language</text:p>
        </text:list-item>
        <text:list-item>
          <text:p text:style-name="P5">There must be the option of assigning an image to an actor</text:p>
        </text:list-item>
        <text:list-item>
          <text:p text:style-name="P5">Sprites must be capable of having origin, associated images, tiling support and collision rectangles.</text:p>
        </text:list-item>
        <text:list-item>
          <text:p text:style-name="P5">Actors and scenes must be capable of having customized “fields”, just like PineDL classes</text:p>
        </text:list-item>
        <text:list-item>
          <text:p text:style-name="P5">Actors and scenes must be capable of having customized “events”, which are roughly equivalent to PineDL methods. However, the range of choice for event types is limited.</text:p>
        </text:list-item>
        <text:list-item>
          <text:p text:style-name="P5">The following events must be supported: Create, Update, Draw, Delete, Key Down, Key Up, Key Pressed and Collision.</text:p>
        </text:list-item>
        <text:list-item>
          <text:p text:style-name="P5">There must be “Game Settings”, allowing the user to add new scenes to the “scene order” and also allowing them to reorder it.</text:p>
        </text:list-item>
        <text:list-item>
          <text:p text:style-name="P5">There must be the possibility of compiling games.</text:p>
        </text:list-item>
        <text:list-item>
          <text:p text:style-name="P6">Let a compiled game be runnable on multiple platforms(cross-compilation)</text:p>
        </text:list-item>
      </text:list>
      <text:p text:style-name="Text_20_body"/>
      <text:h text:style-name="Heading_20_1" text:outline-level="1">Non-Functional Requirements</text:h>
      <text:p text:style-name="Text_20_body"><text:tab/>We have the following non-functional requirements:</text:p>
      <text:p text:style-name="Text_20_body"/>
      <text:list xml:id="list839530981" text:style-name="L2">
        <text:list-item>
          <text:p text:style-name="P7">Deliver an open-source, mostly MIT-licensed, application.</text:p>
        </text:list-item>
        <text:list-item>
          <text:p text:style-name="P7">Have the application be fully operational on Windows and Linux platforms.</text:p>
        </text:list-item>
        <text:list-item>
          <text:p text:style-name="P7">Fully document the application.</text:p>
        </text:list-item>
        <text:list-item>
          <text:p text:style-name="P7">Let the IDE be extensible.</text:p>
        </text:list-item>
        <text:list-item>
          <text:p text:style-name="P7">Have at least an acceptable performance. Fast speed is not a main concern but it should <text:span text:style-name="T1">NOT</text:span> be frustrating to the user.</text:p>
        </text:list-item>
      </text:list>
      <text:p text:style-name="Text_20_body"/>
      <text:h text:style-name="P9" text:outline-level="1">PineDL Requirements</text:h>
      <text:p text:style-name="Text_20_body"><text:tab/>The PineDL programming language has the following requirements for 1.0:</text:p>
      <text:p text:style-name="Text_20_body"/>
      <text:list xml:id="list968973747" text:style-name="L3">
        <text:list-item>
          <text:p text:style-name="P8">It must be object-oriented.</text:p>
        </text:list-item>
        <text:list-item>
          <text:p text:style-name="P8">It must have a syntax similar to Java and C.</text:p>
        </text:list-item>
        <text:list-item>
          <text:p text:style-name="P8">It must have a standard official API.</text:p>
        </text:list-item>
        <text:list-item>
          <text:p text:style-name="P8">It must be complete enough to allow simple games to be developed with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 style:master-page-name="" style:default-outline-level="1">
      <style:paragraph-properties fo:margin-left="0cm" fo:margin-right="0cm" fo:margin-top="0cm" fo:margin-bottom="0cm" fo:text-indent="0cm" style:auto-text-indent="false" style:page-number="auto" fo:background-color="transparent" fo:padding="0cm" fo:border-left="none" fo:border-right="none" fo:border-top="none" fo:border-bottom="0.035cm solid #000080" style:shadow="none">
        <style:tab-stops/>
        <style:background-image/>
      </style:paragraph-properties>
      <style:text-properties fo:font-variant="small-caps" fo:color="#000080" fo:font-size="17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1T13:43:42</meta:creation-date>
    <dc:date>2009-07-03T20:45:41</dc:date>
    <meta:editing-duration>PT01H41M10S</meta:editing-duration>
    <meta:editing-cycles>9</meta:editing-cycles>
    <meta:generator>OpenOffice.org/3.0$Linux OpenOffice.org_project/300m15$Build-9379</meta:generator>
    <meta:document-statistic meta:table-count="0" meta:image-count="0" meta:object-count="0" meta:page-count="2" meta:paragraph-count="36" meta:word-count="338" meta:character-count="1928"/>
    <meta:user-defined meta:name="Info 1"/>
    <meta:user-defined meta:name="Info 2"/>
    <meta:user-defined meta:name="Info 3"/>
    <meta:user-defined meta:name="Info 4"/>
  </office:meta>
</office:document-meta>
</file>